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60e6" officeooo:paragraph-rsid="000260e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260e6" officeooo:paragraph-rsid="000260e6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C 5206</text:p>
      <text:p text:style-name="P2"><text:tab/>This project adds a status column to the Open Job Dashboard. This status can be selected from a drop down list, and the available values can be added, removed, or modified in a separate window. This allows custom tracking of job status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14:16:57.891000000</meta:creation-date>
    <dc:date>2018-09-04T14:19:05.830000000</dc:date>
    <meta:editing-duration>PT2M8S</meta:editing-duration>
    <meta:editing-cycles>1</meta:editing-cycles>
    <meta:document-statistic meta:table-count="0" meta:image-count="0" meta:object-count="0" meta:page-count="1" meta:paragraph-count="2" meta:word-count="44" meta:character-count="248" meta:non-whitespace-character-count="204"/>
    <meta:generator>LibreOffice/6.0.4.2$Windows_X86_64 LibreOffice_project/9b0d9b32d5dcda91d2f1a96dc04c645c450872bf</meta:generator>
  </office:meta>
</office:document-meta>
</file>